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Menlo" svg:font-family="Menlo" style:font-pitch="variable"/>
    <style:font-face style:name="Liberation Serif" svg:font-family="'Liberation Serif'" style:font-family-generic="roman" style:font-pitch="variable"/>
    <style:font-face style:name="Menlo-Bold" svg:font-family="Menlo-Bold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1f0aec"/>
    </style:style>
    <style:style style:name="P2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1ffa51"/>
    </style:style>
    <style:style style:name="P3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rsid="00210bb2" officeooo:paragraph-rsid="00210bb2"/>
    </style:style>
    <style:style style:name="P4" style:family="paragraph" style:parent-style-name="Text_20_body">
      <style:text-properties style:font-name="Menlo"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variant="normal" fo:text-transform="none" fo:color="#000000" loext:opacity="100%" style:text-line-through-style="none" style:text-line-through-type="none" style:font-name="Menlo-Regular" fo:font-size="11pt" fo:font-style="normal" style:text-underline-style="none" fo:font-weight="normal" officeooo:paragraph-rsid="001ffa51" style:text-blinking="false" fo:background-color="transparent" style:font-size-asian="11pt"/>
    </style:style>
    <style:style style:name="P6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variant="normal" fo:text-transform="none" fo:color="#000000" loext:opacity="100%" style:text-line-through-style="none" style:text-line-through-type="none" style:font-name="Menlo-Regular" fo:font-size="11pt" fo:font-style="normal" style:text-underline-style="none" fo:font-weight="normal" officeooo:paragraph-rsid="001f0aec" style:text-blinking="false" fo:background-color="transparent" style:font-size-asian="11pt"/>
    </style:style>
    <style:style style:name="P7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variant="normal" fo:text-transform="none" fo:color="#000000" loext:opacity="100%" style:text-line-through-style="none" style:text-line-through-type="none" style:font-name="Menlo-Regular" fo:font-size="11pt" fo:font-style="normal" style:text-underline-style="none" fo:font-weight="normal" officeooo:rsid="001f0aec" officeooo:paragraph-rsid="001f0aec" style:text-blinking="false" fo:background-color="transparent" style:font-size-asian="11pt"/>
    </style:style>
    <style:style style:name="P8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variant="normal" fo:text-transform="none" fo:color="#000000" loext:opacity="100%" style:text-line-through-style="none" style:text-line-through-type="none" style:font-name="Menlo-Regular" fo:font-size="11pt" fo:font-style="normal" style:text-underline-style="none" fo:font-weight="normal" officeooo:rsid="00210bb2" officeooo:paragraph-rsid="00210bb2" style:text-blinking="false" fo:background-color="transparent" style:font-size-asian="11pt"/>
    </style:style>
    <style:style style:name="P9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variant="normal" fo:text-transform="none" fo:color="#000000" loext:opacity="100%" style:text-line-through-style="none" style:text-line-through-type="none" style:font-name="Menlo-Regular" fo:font-size="11pt" fo:font-style="normal" style:text-underline-style="none" fo:font-weight="bold" officeooo:rsid="001f0aec" officeooo:paragraph-rsid="001f0aec" style:text-blinking="false" fo:background-color="transparent" style:font-size-asian="11pt" style:font-weight-asian="bold" style:font-weight-complex="bold"/>
    </style:style>
    <style:style style:name="P10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Menlo-Regular" fo:font-size="11pt" style:font-size-asian="11pt"/>
    </style:style>
    <style:style style:name="P11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Menlo-Regular" fo:font-size="11pt" fo:font-weight="normal" officeooo:paragraph-rsid="001ffa51" style:font-size-asian="11pt" style:font-weight-asian="normal"/>
    </style:style>
    <style:style style:name="P12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Menlo-Regular" fo:font-size="11pt" fo:font-weight="bold" officeooo:paragraph-rsid="001ffa51" style:font-size-asian="11pt" style:font-weight-asian="bold" style:font-weight-complex="bold"/>
    </style:style>
    <style:style style:name="P13" style:family="paragraph" style:parent-style-name="Text_20_body">
      <style:text-properties fo:font-variant="normal" fo:text-transform="none" fo:color="#000000" loext:opacity="100%" style:text-line-through-style="none" style:text-line-through-type="none" style:font-name="Menlo-Regular" fo:font-size="11pt" fo:font-style="normal" style:text-underline-style="none" fo:font-weight="normal" officeooo:rsid="001f0aec" style:text-blinking="false" fo:background-color="transparent" style:font-size-asian="11pt"/>
    </style:style>
    <style:style style:name="T1" style:family="text">
      <style:text-properties fo:color="#000000" loext:opacity="100%" style:font-name="Menlo-Regular" fo:font-size="11pt" officeooo:rsid="001f0aec" style:font-size-asian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Menlo-Regular" fo:font-size="11pt" fo:font-style="normal" style:text-underline-style="none" fo:font-weight="normal" style:text-blinking="false" fo:background-color="transparent" loext:char-shading-value="0" style:font-size-asian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Menlo-Regular" fo:font-size="11pt" fo:font-style="normal" style:text-underline-style="none" fo:font-weight="normal" officeooo:rsid="001f0aec" style:text-blinking="false" fo:background-color="transparent" loext:char-shading-value="0" style:font-size-asian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Menlo-Regular" fo:font-size="11pt" fo:font-style="normal" style:text-underline-style="none" fo:font-weight="normal" style:text-blinking="false" fo:background-color="transparent" loext:char-shading-value="0" style:font-size-asian="11pt" style:font-weight-asian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Menlo-Regular" fo:font-size="11pt" fo:font-style="normal" style:text-underline-style="none" fo:font-weight="bold" style:text-blinking="false" fo:background-color="transparent" loext:char-shading-value="0" style:font-size-asian="11pt" style:font-weight-asian="bold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Menlo-Regular" fo:font-size="11pt" fo:font-style="normal" style:text-underline-style="none" fo:font-weight="bold" officeooo:rsid="00219752" style:text-blinking="false" fo:background-color="transparent" loext:char-shading-value="0" style:font-size-asian="11pt" style:font-weight-asian="bold" style:font-weight-complex="bold"/>
    </style:style>
    <style:style style:name="T7" style:family="text">
      <style:text-properties fo:font-variant="normal" fo:text-transform="none" fo:color="#ffffff" loext:opacity="100%" style:text-line-through-style="none" style:text-line-through-type="none" style:font-name="Menlo-Bold" fo:font-size="11pt" fo:font-style="normal" style:text-underline-style="none" fo:font-weight="bold" style:text-blinking="false" fo:background-color="transparent" loext:char-shading-value="0" style:font-size-asian="11pt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<text:bookmark text:name="docs-internal-guid-c6fd152d-7fff-4836-ebee-680757e9d6db"/><text:span text:style-name="T2">Dirección IP Pública y su Máscara de subred</text:span></text:p>
      <text:p text:style-name="P5"/>
      <text:p text:style-name="P2"><text:span text:style-name="T5">181.167.75.145</text:span><text:span text:style-name="T7">%</text:span><text:span text:style-name="T5">-</text:span><text:span text:style-name="T4"> </text:span></text:p>
      <text:p text:style-name="P10"/>
      <text:p text:style-name="P10"/>
      <text:p text:style-name="P1"><text:span text:style-name="T1">2. </text:span><text:bookmark text:name="docs-internal-guid-b2f72388-7fff-2ff5-aa2b-6ea71d852739"/><text:span text:style-name="T2">Dirección IP Privada y su Máscara de subred</text:span></text:p>
      <text:p text:style-name="P11"/>
      <text:p text:style-name="P12">192.168.0.9 - 255.255.255.0</text:p>
      <text:p text:style-name="P7"/>
      <text:p text:style-name="P1"><text:span text:style-name="T3">3. </text:span><text:bookmark text:name="docs-internal-guid-e3aba848-7fff-731b-7526-8cb278a07669"/><text:span text:style-name="T3">Dirección MAC</text:span></text:p>
      <text:p text:style-name="P7"/>
      <text:p text:style-name="P9">78:4f:43:a0:cd:09</text:p>
      <text:p text:style-name="P7"/>
      <text:p text:style-name="P1"><text:span text:style-name="T3">4. </text:span><text:bookmark text:name="docs-internal-guid-af09a1ae-7fff-9add-7230-9efa471616e6"/><text:span text:style-name="T2">¿ La IP pública y privada de qué clase son?</text:span></text:p>
      <text:p text:style-name="P8"/>
      <text:p text:style-name="P3"><text:span text:style-name="T2">Pública: </text:span><text:span text:style-name="T5">clase </text:span><text:span text:style-name="T6">B</text:span></text:p>
      <text:p text:style-name="P3"><text:span text:style-name="T2">Privada: </text:span><text:span text:style-name="T5">clase C</text:span></text:p>
      <text:p text:style-name="P6"/>
      <text:p text:style-name="P13">5. ¿ Qué información puedo obtener de la Máscara de red?, vamos a acceder a <text:s/>https://macvendors.com/ y verificar que marca de placa de red tenemos.</text:p>
      <text:p text:style-name="P4">Apple, Inc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Menlo" svg:font-family="Menlo" style:font-pitch="variable"/>
    <style:font-face style:name="Liberation Serif" svg:font-family="'Liberation Serif'" style:font-family-generic="roman" style:font-pitch="variable"/>
    <style:font-face style:name="Menlo-Bold" svg:font-family="Menlo-Bold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7-12T23:32:20.900320012</meta:creation-date>
    <dc:date>2021-07-13T00:08:44.447739819</dc:date>
    <meta:editing-duration>PT9M10S</meta:editing-duration>
    <meta:editing-cycles>2</meta:editing-cycles>
    <meta:generator>LibreOffice/7.1.4.2$MacOSX_X86_64 LibreOffice_project/a529a4fab45b75fefc5b6226684193eb000654f6</meta:generator>
    <meta:document-statistic meta:table-count="0" meta:image-count="0" meta:object-count="0" meta:page-count="1" meta:paragraph-count="11" meta:word-count="70" meta:character-count="405" meta:non-whitespace-character-count="344"/>
  </office:meta>
</office:document-meta>
</file>